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94bd5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_20__28_var_29_" svg:stroke-width="0cm" svg:stroke-color="#808080" draw:marker-start-width="0.05cm" draw:marker-end="Arrow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_20__28_var_29_" svg:stroke-width="0cm" svg:stroke-color="#808080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cm" svg:stroke-color="#00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_20__28_var_29_" svg:stroke-color="#808080" draw:marker-end="Arrow" draw:marker-end-width="0.2cm" draw:fill="none" draw:textarea-vertical-align="middle"/>
    </style:style>
    <style:style style:name="gr12" style:family="graphic" style:parent-style-name="objectwithoutfill">
      <style:graphic-properties svg:stroke-width="0.1cm" svg:stroke-color="#00f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_20__28_var_29_"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1.1cm"/>
    </style:style>
    <style:style style:name="gr18" style:family="graphic" style:parent-style-name="objectwithoutfill">
      <style:graphic-properties svg:stroke-width="0.1cm" svg:stroke-color="#94bd5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f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draw:stroke="dash" draw:stroke-dash="Fine_20_Dashed_20__28_var_29_" svg:stroke-color="#808080" draw:marker-end="Arrow" draw:marker-end-width="0.2cm" draw:fill="none" draw:textarea-vertical-align="middle"/>
    </style:style>
    <style:style style:name="gr22" style:family="graphic" style:parent-style-name="objectwithoutfill">
      <style:graphic-properties draw:stroke="dash" draw:stroke-dash="Fine_20_Dashed_20__28_var_29_"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2cm" svg:height="2.6cm" svg:x="12.4cm" svg:y="7.1cm">
          <text:p text:style-name="P1"><text:span text:style-name="T1">UniProt</text:span>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1cm" svg:height="2.4cm" svg:x="5.3cm" svg:y="2.6cm">
          <text:p text:style-name="P1">ChEBI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1cm" svg:height="2.4cm" svg:x="13.9cm" svg:y="2cm">
          <text:p text:style-name="P1">ChEMBL</text:p>
          <draw:enhanced-geometry svg:viewBox="0 0 21600 21600" draw:mirror-horizontal="false" draw:mirror-vertical="false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1cm" svg:height="2.4cm" svg:x="1.8cm" svg:y="7.2cm">
          <text:p text:style-name="P1">PDBeChem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5.1cm" svg:height="2.4cm" svg:x="6.1cm" svg:y="11.5cm">
          <text:p text:style-name="P1">PDBe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5.1cm" svg:height="2.4cm" svg:x="13.2cm" svg:y="13.4cm">
          <text:p text:style-name="P1">Linnean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5.1cm" svg:height="2.4cm" svg:x="19.5cm" svg:y="13.1cm">
          <text:p text:style-name="P1">EC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5.1cm" svg:height="2.4cm" svg:x="22.6cm" svg:y="8.9cm">
          <text:p text:style-name="P1">MeSH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5.1cm" svg:height="2.4cm" svg:x="22.4cm" svg:y="4.8cm">
          <text:p text:style-name="P1">EFO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5.1cm" svg:height="2.4cm" svg:x="21.3cm" svg:y="1.5cm">
          <text:p text:style-name="P1">OMIM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654cm" svg:y1="4.649cm" svg:x2="13.6cm" svg:y2="7.48cm" draw:start-shape="id1" draw:start-glue-point="9" draw:end-shape="id2" draw:end-glue-point="5" svg:d="m9654 4649 3946 2831" svg:viewBox="0 0 3947 2832">
          <text:p/>
        </draw:connector>
        <draw:connector draw:style-name="gr8" draw:text-style-name="P1" draw:layer="layout" draw:type="line" svg:x1="6.046cm" svg:y1="4.649cm" svg:x2="4.35cm" svg:y2="7.2cm" draw:start-shape="id1" draw:start-glue-point="7" draw:end-shape="id3" draw:end-glue-point="4" svg:d="m6046 4649-1696 2551" svg:viewBox="0 0 1697 2552">
          <text:p/>
        </draw:connector>
        <draw:connector draw:style-name="gr9" draw:text-style-name="P1" draw:layer="layout" draw:type="line" svg:x1="10.4cm" svg:y1="3.8cm" svg:x2="13.9cm" svg:y2="3.2cm" draw:start-shape="id1" draw:start-glue-point="10" draw:end-shape="id4" draw:end-glue-point="6" svg:d="m10400 3800 3500-600" svg:viewBox="0 0 3501 601">
          <text:p/>
        </draw:connector>
        <draw:connector draw:style-name="gr10" draw:text-style-name="P1" draw:layer="layout" draw:type="line" svg:x1="19.4cm" svg:y1="9.32cm" svg:x2="22.05cm" svg:y2="13.1cm" draw:start-shape="id2" draw:start-glue-point="9" draw:end-shape="id5" draw:end-glue-point="4" svg:d="m19400 9320 2650 3780" svg:viewBox="0 0 2651 3781">
          <text:p/>
        </draw:connector>
        <draw:connector draw:style-name="gr10" draw:text-style-name="P1" draw:layer="layout" draw:type="line" svg:x1="16.5cm" svg:y1="9.7cm" svg:x2="15.75cm" svg:y2="13.4cm" draw:start-shape="id2" draw:start-glue-point="8" draw:end-shape="id6" draw:end-glue-point="4" svg:d="m16500 9700-750 3700" svg:viewBox="0 0 751 3701">
          <text:p/>
        </draw:connector>
        <draw:connector draw:style-name="gr10" draw:text-style-name="P1" draw:layer="layout" draw:type="line" svg:x1="13.6cm" svg:y1="9.32cm" svg:x2="10.454cm" svg:y2="11.851cm" draw:start-shape="id2" draw:start-glue-point="7" draw:end-shape="id7" draw:end-glue-point="11" svg:d="m13600 9320-3146 2531" svg:viewBox="0 0 3147 2532">
          <text:p/>
        </draw:connector>
        <draw:connector draw:style-name="gr11" draw:text-style-name="P1" draw:layer="layout" draw:type="line" svg:x1="4.35cm" svg:y1="9.6cm" svg:x2="6.846cm" svg:y2="11.851cm" draw:start-shape="id3" draw:start-glue-point="8" draw:end-shape="id7" draw:end-glue-point="5" svg:d="m4350 9600 2496 2251" svg:viewBox="0 0 2497 2252">
          <text:p/>
        </draw:connector>
        <draw:connector draw:style-name="gr12" draw:text-style-name="P1" draw:layer="layout" draw:type="line" svg:x1="16.5cm" svg:y1="7.1cm" svg:x2="16.45cm" svg:y2="4.4cm" draw:start-shape="id2" draw:end-shape="id4" draw:end-glue-point="8" svg:d="m16500 7100-50-2700" svg:viewBox="0 0 51 2701">
          <text:p/>
        </draw:connector>
        <draw:connector draw:style-name="gr13" draw:text-style-name="P1" draw:layer="layout" draw:type="line" svg:x1="20.6cm" svg:y1="8.4cm" svg:x2="23.146cm" svg:y2="6.849cm" draw:start-shape="id2" draw:start-glue-point="10" draw:end-shape="id8" draw:end-glue-point="7" svg:d="m20600 8400 2546-1551" svg:viewBox="0 0 2547 1552">
          <text:p/>
        </draw:connector>
        <draw:connector draw:style-name="gr14" draw:text-style-name="P1" draw:layer="layout" draw:type="line" svg:x1="19.4cm" svg:y1="7.48cm" svg:x2="22.046cm" svg:y2="3.549cm" draw:start-shape="id2" draw:start-glue-point="11" draw:end-shape="id9" draw:end-glue-point="7" svg:d="m19400 7480 2646-3931" svg:viewBox="0 0 2647 3932">
          <text:p/>
        </draw:connector>
        <draw:connector draw:style-name="gr14" draw:text-style-name="P1" draw:layer="layout" draw:type="line" svg:x1="20.6cm" svg:y1="8.4cm" svg:x2="22.6cm" svg:y2="10.1cm" draw:start-shape="id2" draw:start-glue-point="10" draw:end-shape="id10" draw:end-glue-point="6" svg:d="m20600 8400 2000 1700" svg:viewBox="0 0 2001 1701">
          <text:p/>
        </draw:connector>
        <draw:connector draw:style-name="gr15" draw:text-style-name="P1" draw:layer="layout" draw:type="line" svg:x1="25.15cm" svg:y1="8.9cm" svg:x2="24.95cm" svg:y2="7.2cm" draw:start-shape="id10" draw:start-glue-point="4" draw:end-shape="id8" draw:end-glue-point="8" svg:d="m25150 8900-200-1700" svg:viewBox="0 0 201 1701">
          <text:p/>
        </draw:connector>
        <draw:connector draw:style-name="gr8" draw:text-style-name="P1" draw:layer="layout" draw:type="line" svg:x1="7.85cm" svg:y1="5cm" svg:x2="8.65cm" svg:y2="11.5cm" draw:start-shape="id1" draw:start-glue-point="8" draw:end-shape="id7" svg:d="m7850 5000 800 6500" svg:viewBox="0 0 801 6501">
          <text:p/>
        </draw:connector>
        <draw:custom-shape draw:style-name="gr2" draw:text-style-name="P1" draw:layer="layout" svg:width="3.8cm" svg:height="1.1cm" svg:x="1.6cm" svg:y="17.1cm">
          <text:p text:style-name="P1">Compoun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02cm" svg:height="1.1cm" svg:x="5.898cm" svg:y="17.098cm">
          <text:p text:style-name="P1">3D structu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1cm" svg:x="10.599cm" svg:y="17.099cm">
          <text:p text:style-name="P1">Protei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.1cm" svg:x="14.798cm" svg:y="17.098cm">
          <text:p text:style-name="P1">Speci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1.1cm" svg:x="18.997cm" svg:y="17.097cm">
          <text:p text:style-name="P1">Enzym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cm" svg:height="1.1cm" svg:x="23.196cm" svg:y="17.096cm">
          <text:p text:style-name="P1">Diseases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5.979cm" svg:y1="18.807cm" svg:x2="11.07cm" svg:y2="18.824cm" svg:d="m5979 18807 5091 17" svg:viewBox="0 0 5092 18">
          <text:p text:style-name="P1">UniProt XML</text:p>
        </draw:connector>
        <draw:frame draw:style-name="gr17" draw:layer="layout" svg:width="5.7cm" svg:height="1.35cm" svg:x="1cm" svg:y="18.3cm">
          <draw:text-box>
            <text:p>Xref taken from:</text:p>
          </draw:text-box>
        </draw:frame>
        <draw:connector draw:style-name="gr18" draw:text-style-name="P1" draw:layer="layout" draw:type="line" svg:x1="11.342cm" svg:y1="18.807cm" svg:x2="16.208cm" svg:y2="18.831cm" svg:d="m11342 18807 4866 24" svg:viewBox="0 0 4867 25">
          <text:p text:style-name="P1">ChEBI XML</text:p>
        </draw:connector>
        <draw:connector draw:style-name="gr19" draw:text-style-name="P1" draw:layer="layout" draw:type="line" svg:x1="16.493cm" svg:y1="18.807cm" svg:x2="22.012cm" svg:y2="18.805cm" svg:d="m16493 18807 5519-2" svg:viewBox="0 0 5520 3">
          <text:p text:style-name="P1">ChEMBL XML</text:p>
        </draw:connector>
        <draw:connector draw:style-name="gr20" draw:text-style-name="P1" draw:layer="layout" draw:type="line" svg:x1="22.344cm" svg:y1="18.807cm" svg:x2="27.954cm" svg:y2="18.805cm" svg:d="m22344 18807 5610-2" svg:viewBox="0 0 5611 3">
          <text:p text:style-name="P1">UniMed HTML</text:p>
        </draw:connector>
        <draw:connector draw:style-name="gr21" draw:text-style-name="P3" draw:layer="layout" draw:type="line" svg:x1="3.129cm" svg:y1="19.7cm" svg:x2="10.37cm" svg:y2="19.707cm" svg:d="m3129 19700 7241 7" svg:viewBox="0 0 7242 8">
          <text:p text:style-name="P3"><text:span text:style-name="T2">Not implemented</text:span></text:p>
        </draw:connector>
        <draw:connector draw:style-name="gr22" draw:text-style-name="P3" draw:layer="layout" draw:type="line" svg:x1="14.7cm" svg:y1="19.7cm" svg:x2="22.662cm" svg:y2="19.728cm" svg:d="m14700 19700 7962 28" svg:viewBox="0 0 7963 29">
          <text:p text:style-name="P3"><text:span text:style-name="T2">Inferre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4T13:11:50</meta:creation-date>
    <dc:date>2013-02-04T16:05:35</dc:date>
    <meta:editing-duration>PT1H17M50S</meta:editing-duration>
    <meta:editing-cycles>5</meta:editing-cycles>
    <meta:generator>LibreOffice/3.6$MacOSX_x86 LibreOffice_project/2ef5aff-a6fb0ff-166bdff-cf087ad-0f1389</meta:generator>
    <meta:document-statistic meta:object-count="36"/>
  </office:meta>
</office:document-meta>
</file>